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Raleway-L" svg:font-family="Raleway-L, Arial, sans-serif"/>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Tableau2" style:family="table">
      <style:table-properties style:width="15.984cm" fo:margin-left="-0.191cm" fo:margin-top="0cm" fo:margin-bottom="0cm" fo:break-before="page" table:align="left" style:writing-mode="lr-tb"/>
    </style:style>
    <style:style style:name="Tableau2.A" style:family="table-column">
      <style:table-column-properties style:column-width="7.992cm"/>
    </style:style>
    <style:style style:name="Tableau2.1" style:family="table-row">
      <style:table-row-properties style:keep-together="true" fo:keep-together="auto"/>
    </style:style>
    <style:style style:name="Tableau2.A1" style:family="table-cell">
      <style:table-cell-properties fo:padding-left="0.191cm" fo:padding-right="0.191cm" fo:padding-top="0cm" fo:padding-bottom="0cm" fo:border="0.018cm solid #00000a"/>
    </style:style>
    <style:style style:name="Tableau3" style:family="table">
      <style:table-properties style:width="15.984cm" fo:margin-left="-0.191cm" fo:margin-top="0cm" fo:margin-bottom="0cm" fo:break-before="page" table:align="left" style:writing-mode="lr-tb"/>
    </style:style>
    <style:style style:name="Tableau3.A" style:family="table-column">
      <style:table-column-properties style:column-width="7.992cm"/>
    </style:style>
    <style:style style:name="Tableau3.1" style:family="table-row">
      <style:table-row-properties style:keep-together="true" fo:keep-together="auto"/>
    </style:style>
    <style:style style:name="Tableau3.A1" style:family="table-cell">
      <style:table-cell-properties fo:padding-left="0.191cm" fo:padding-right="0.191cm" fo:padding-top="0cm" fo:padding-bottom="0cm" fo:border="0.018cm solid #00000a"/>
    </style:style>
    <style:style style:name="Tableau3.A2" style:family="table-cell">
      <style:table-cell-properties fo:padding-left="0.191cm" fo:padding-right="0.191cm" fo:padding-top="0cm" fo:padding-bottom="0cm" fo:border-left="0.018cm solid #00000a" fo:border-right="0.018cm solid #00000a" fo:border-top="none" fo:border-bottom="0.018cm solid #00000a"/>
    </style:style>
    <style:style style:name="P1" style:family="paragraph" style:parent-style-name="Text_20_body">
      <style:paragraph-properties fo:margin-left="0cm" fo:margin-right="0cm" fo:margin-top="0cm" fo:margin-bottom="0cm" fo:text-indent="0cm" style:auto-text-indent="false" fo:padding="0cm" fo:border="none"/>
    </style:style>
    <style:style style:name="P2" style:family="paragraph" style:parent-style-name="Text_20_body">
      <style:paragraph-properties fo:margin-left="1.058cm" fo:margin-right="0cm" fo:margin-top="0cm" fo:margin-bottom="0cm" fo:orphans="2" fo:widows="2" fo:text-indent="0cm" style:auto-text-indent="false" fo:padding="0cm" fo:border="none"/>
    </style:style>
    <style:style style:name="P3" style:family="paragraph" style:parent-style-name="Standard">
      <style:text-properties fo:color="#000000" style:font-name="Times New Roman" fo:font-size="12pt" style:font-size-asian="12pt" style:font-size-complex="12pt"/>
    </style:style>
    <style:style style:name="P4" style:family="paragraph" style:parent-style-name="Standard">
      <style:paragraph-properties fo:margin-top="0cm" fo:margin-bottom="0cm" fo:line-height="100%" fo:background-color="#ffffff">
        <style:background-image/>
      </style:paragraph-properties>
      <style:text-properties fo:font-variant="normal" fo:text-transform="none" fo:color="#000000" style:font-name="Times New Roman" fo:font-size="12pt" fo:letter-spacing="normal" fo:font-style="normal" fo:font-weight="normal" style:font-name-asian="Times New Roman1" style:font-size-asian="12pt" style:language-asian="fr" style:country-asian="FR" style:font-name-complex="Calibri1" style:font-size-complex="12pt"/>
    </style:style>
    <style:style style:name="P5" style:family="paragraph" style:parent-style-name="Standard">
      <style:paragraph-properties fo:margin-top="0cm" fo:margin-bottom="0cm" fo:line-height="100%" fo:background-color="#ffffff">
        <style:background-image/>
      </style:paragraph-properties>
      <style:text-properties fo:color="#000000" style:font-name="Times New Roman" fo:font-size="12pt" style:font-name-asian="Times New Roman1" style:font-size-asian="12pt" style:language-asian="fr" style:country-asian="FR" style:font-name-complex="Calibri1" style:font-size-complex="12pt"/>
    </style:style>
    <style:style style:name="P6" style:family="paragraph" style:parent-style-name="Standard">
      <style:paragraph-properties fo:margin-top="0cm" fo:margin-bottom="0cm" fo:line-height="100%" fo:background-color="#ffffff">
        <style:background-image/>
      </style:paragraph-properties>
      <style:text-properties fo:color="#000000" style:font-name="Times New Roman" fo:font-size="12pt" style:font-size-asian="12pt" style:font-size-complex="12pt"/>
    </style:style>
    <style:style style:name="P7" style:family="paragraph" style:parent-style-name="Standard">
      <style:paragraph-properties fo:margin-top="0cm" fo:margin-bottom="0cm" fo:line-height="100%"/>
      <style:text-properties style:font-name="Calibri" fo:font-size="12pt" style:font-size-asian="12pt" style:font-size-complex="12pt"/>
    </style:style>
    <style:style style:name="P8" style:family="paragraph" style:parent-style-name="Standard">
      <style:paragraph-properties fo:margin-top="0cm" fo:margin-bottom="0cm" fo:line-height="100%"/>
    </style:style>
    <style:style style:name="P9" style:family="paragraph" style:parent-style-name="Standard">
      <style:paragraph-properties fo:margin-top="0cm" fo:margin-bottom="0cm" fo:line-height="100%"/>
      <style:text-properties fo:font-size="12pt" style:font-size-asian="12pt" style:font-size-complex="12pt"/>
    </style:style>
    <style:style style:name="P10" style:family="paragraph" style:parent-style-name="Standard">
      <style:paragraph-properties fo:margin-top="0cm" fo:margin-bottom="0cm" fo:line-height="100%"/>
      <style:text-properties fo:color="#000000" style:font-name="Times New Roman" fo:font-size="12pt" style:font-name-asian="Times New Roman1" style:font-size-asian="12pt" style:language-asian="fr" style:country-asian="FR" style:font-name-complex="Calibri1" style:font-size-complex="12pt"/>
    </style:style>
    <style:style style:name="P11" style:family="paragraph" style:parent-style-name="Standard">
      <style:paragraph-properties fo:margin-top="0cm" fo:margin-bottom="0cm" fo:line-height="100%"/>
      <style:text-properties fo:color="#000000" style:font-name="Times New Roman" fo:font-size="12pt" style:font-size-asian="12pt" style:font-size-complex="12pt"/>
    </style:style>
    <style:style style:name="P12" style:family="paragraph" style:parent-style-name="Standard">
      <style:paragraph-properties fo:margin-top="0cm" fo:margin-bottom="0cm" fo:line-height="100%"/>
      <style:text-properties fo:color="#000000" fo:font-size="12pt" style:font-size-asian="12pt" style:font-size-complex="12pt"/>
    </style:style>
    <style:style style:name="P13" style:family="paragraph" style:parent-style-name="Standard">
      <style:paragraph-properties fo:margin-top="0cm" fo:margin-bottom="0cm" fo:line-height="100%"/>
      <style:text-properties fo:font-variant="normal" fo:text-transform="none" fo:color="#4a4a49" style:font-name="Calibri" fo:font-size="12pt" fo:letter-spacing="normal" fo:font-style="normal" fo:font-weight="normal" style:font-size-asian="12pt" style:font-size-complex="12pt"/>
    </style:style>
    <style:style style:name="P14" style:family="paragraph" style:parent-style-name="Text_20_body">
      <style:paragraph-properties fo:margin-top="0cm" fo:margin-bottom="0cm" fo:line-height="100%"/>
      <style:text-properties fo:font-variant="normal" fo:text-transform="none" fo:color="#4a4a49" style:font-name="Calibri" fo:font-size="12pt" fo:letter-spacing="normal" fo:font-style="normal" fo:font-weight="normal" style:font-size-asian="12pt" style:font-size-complex="12pt"/>
    </style:style>
    <style:style style:name="P15" style:family="paragraph" style:parent-style-name="Text_20_body">
      <style:paragraph-properties fo:margin-top="0cm" fo:margin-bottom="0cm" fo:line-height="100%"/>
      <style:text-properties fo:font-variant="normal" fo:text-transform="none" fo:color="#000000" style:font-name="Times New Roman" fo:font-size="12pt" fo:letter-spacing="normal" fo:font-style="normal" fo:font-weight="normal" style:font-name-asian="Times New Roman1" style:font-size-asian="12pt" style:language-asian="fr" style:country-asian="FR" style:font-name-complex="Calibri1" style:font-size-complex="12pt"/>
    </style:style>
    <style:style style:name="P16" style:family="paragraph" style:parent-style-name="Text_20_body">
      <style:paragraph-properties fo:margin-top="0cm" fo:margin-bottom="0cm" fo:line-height="100%"/>
      <style:text-properties fo:color="#000000" style:font-name="Times New Roman" fo:font-size="12pt" style:font-name-asian="Times New Roman1" style:font-size-asian="12pt" style:language-asian="fr" style:country-asian="FR" style:font-name-complex="Calibri1" style:font-size-complex="12pt"/>
    </style:style>
    <style:style style:name="P17" style:family="paragraph" style:parent-style-name="Text_20_body">
      <style:paragraph-properties fo:margin-top="0cm" fo:margin-bottom="0cm" fo:line-height="100%"/>
      <style:text-properties fo:color="#000000" style:font-name="Times New Roman" fo:font-size="12pt" style:font-size-asian="12pt" style:font-size-complex="12pt"/>
    </style:style>
    <style:style style:name="P18" style:family="paragraph" style:parent-style-name="Text_20_body">
      <style:paragraph-properties fo:margin-top="0cm" fo:margin-bottom="0cm" fo:line-height="100%"/>
      <style:text-properties style:font-name="Calibri" fo:font-size="12pt" style:font-size-asian="12pt" style:font-size-complex="12pt"/>
    </style:style>
    <style:style style:name="P19" style:family="paragraph" style:parent-style-name="Text_20_body">
      <style:paragraph-properties fo:margin-top="0cm" fo:margin-bottom="0cm" fo:line-height="100%"/>
      <style:text-properties fo:font-size="12pt" style:font-size-asian="12pt" style:font-size-complex="12pt"/>
    </style:style>
    <style:style style:name="P20" style:family="paragraph" style:parent-style-name="Text_20_body">
      <style:paragraph-properties fo:margin-top="0cm" fo:margin-bottom="0cm" fo:line-height="100%" fo:background-color="#ffffff">
        <style:background-image/>
      </style:paragraph-properties>
      <style:text-properties fo:font-variant="normal" fo:text-transform="none" fo:color="#000000" style:font-name="Times New Roman" fo:font-size="12pt" fo:letter-spacing="normal" fo:font-style="normal" fo:font-weight="normal" style:font-name-asian="Times New Roman1" style:font-size-asian="12pt" style:language-asian="fr" style:country-asian="FR" style:font-name-complex="Calibri1" style:font-size-complex="12pt"/>
    </style:style>
    <style:style style:name="P21" style:family="paragraph" style:parent-style-name="Text_20_body">
      <style:paragraph-properties fo:margin-top="0cm" fo:margin-bottom="0cm" fo:line-height="100%" fo:background-color="#ffffff">
        <style:background-image/>
      </style:paragraph-properties>
      <style:text-properties fo:font-variant="normal" fo:text-transform="none" fo:color="#000000" style:font-name="Times New Roman" fo:font-size="12pt" fo:letter-spacing="normal" fo:font-style="normal" fo:font-weight="normal" style:font-size-asian="12pt" style:font-size-complex="12pt"/>
    </style:style>
    <style:style style:name="P22" style:family="paragraph" style:parent-style-name="Text_20_body">
      <style:paragraph-properties fo:margin-top="0cm" fo:margin-bottom="0cm" fo:line-height="100%" fo:background-color="#ffffff">
        <style:background-image/>
      </style:paragraph-properties>
      <style:text-properties fo:color="#000000" style:font-name="Times New Roman" fo:font-size="12pt" style:font-name-asian="Times New Roman1" style:font-size-asian="12pt" style:language-asian="fr" style:country-asian="FR" style:font-name-complex="Calibri1" style:font-size-complex="12pt"/>
    </style:style>
    <style:style style:name="P23" style:family="paragraph" style:parent-style-name="Text_20_body">
      <style:paragraph-properties fo:margin-top="0cm" fo:margin-bottom="0cm" fo:line-height="100%" fo:background-color="#ffffff">
        <style:background-image/>
      </style:paragraph-properties>
      <style:text-properties fo:color="#000000" style:font-name="Times New Roman" fo:font-size="12pt" style:font-size-asian="12pt" style:font-size-complex="12pt"/>
    </style:style>
    <style:style style:name="P24" style:family="paragraph" style:parent-style-name="Text_20_body">
      <style:text-properties fo:color="#000000" style:font-name="Times New Roman" fo:font-size="12pt" style:font-size-asian="12pt" style:font-size-complex="12pt"/>
    </style:style>
    <style:style style:name="P25" style:family="paragraph" style:parent-style-name="Text_20_body">
      <style:text-properties fo:font-size="12pt" style:font-size-asian="12pt" style:font-size-complex="12pt"/>
    </style:style>
    <style:style style:name="P26" style:family="paragraph" style:parent-style-name="Text_20_body">
      <style:paragraph-properties fo:margin-left="0cm" fo:margin-right="0cm" fo:margin-top="0cm" fo:margin-bottom="0cm" fo:orphans="2" fo:widows="2" fo:text-indent="0cm" style:auto-text-indent="false" fo:padding="0cm" fo:border="none"/>
      <style:text-properties fo:font-variant="normal" fo:text-transform="none" fo:color="#4a4a49" style:font-name="Calibri" fo:font-size="12pt" fo:letter-spacing="normal" fo:font-style="normal" fo:font-weight="normal" style:font-size-asian="12pt" style:font-size-complex="12pt"/>
    </style:style>
    <style:style style:name="P27" style:family="paragraph" style:parent-style-name="Text_20_body">
      <style:paragraph-properties fo:margin-left="0cm" fo:margin-right="0cm" fo:margin-top="0cm" fo:margin-bottom="0cm" fo:orphans="2" fo:widows="2" fo:text-indent="0cm" style:auto-text-indent="false" fo:padding="0cm" fo:border="none"/>
      <style:text-properties fo:font-variant="normal" fo:text-transform="none" fo:color="#000000" style:font-name="Times New Roman" fo:font-size="12pt" fo:letter-spacing="normal" style:font-size-asian="12pt" style:font-size-complex="12pt"/>
    </style:style>
    <style:style style:name="P28" style:family="paragraph" style:parent-style-name="Text_20_body">
      <style:paragraph-properties fo:margin-left="0cm" fo:margin-right="0cm" fo:margin-top="0cm" fo:margin-bottom="0cm" fo:orphans="2" fo:widows="2" fo:text-indent="0cm" style:auto-text-indent="false" fo:padding="0cm" fo:border="none"/>
      <style:text-properties fo:font-variant="normal" fo:text-transform="none" fo:color="#000000" style:font-name="Times New Roman" fo:font-size="12pt" fo:letter-spacing="normal" fo:font-style="normal" fo:font-weight="normal" style:font-size-asian="12pt" style:font-size-complex="12pt"/>
    </style:style>
    <style:style style:name="P29" style:family="paragraph" style:parent-style-name="Text_20_body">
      <style:paragraph-properties fo:margin-left="0cm" fo:margin-right="0cm" fo:margin-top="0cm" fo:margin-bottom="0cm" fo:text-indent="0cm" style:auto-text-indent="false" fo:padding="0cm" fo:border="none"/>
      <style:text-properties style:font-name="Calibri" fo:font-size="12pt" style:font-size-asian="12pt" style:font-size-complex="12pt"/>
    </style:style>
    <style:style style:name="P30" style:family="paragraph" style:parent-style-name="Text_20_body">
      <style:paragraph-properties fo:margin-left="0cm" fo:margin-right="0cm" fo:margin-top="0cm" fo:margin-bottom="0cm" fo:text-indent="0cm" style:auto-text-indent="false" fo:padding="0cm" fo:border="none"/>
      <style:text-properties fo:color="#000000" style:font-name="Times New Roman" fo:font-size="12pt" style:font-size-asian="12pt" style:font-size-complex="12pt"/>
    </style:style>
    <style:style style:name="P31" style:family="paragraph" style:parent-style-name="Text_20_body">
      <style:paragraph-properties fo:margin-left="0cm" fo:margin-right="0cm" fo:margin-top="0cm" fo:margin-bottom="0cm" fo:text-indent="0cm" style:auto-text-indent="false" fo:padding="0cm" fo:border="none"/>
      <style:text-properties fo:font-size="12pt" style:font-size-asian="12pt" style:font-size-complex="12pt"/>
    </style:style>
    <style:style style:name="P32" style:family="paragraph" style:parent-style-name="Text_20_body">
      <style:paragraph-properties fo:margin-left="1.058cm" fo:margin-right="0cm" fo:margin-top="0cm" fo:margin-bottom="0cm" fo:orphans="2" fo:widows="2" fo:text-indent="0cm" style:auto-text-indent="false" fo:padding="0cm" fo:border="none"/>
      <style:text-properties fo:font-variant="normal" fo:text-transform="none" fo:color="#4a4a49" style:font-name="Calibri" fo:font-size="12pt" fo:letter-spacing="normal" fo:font-style="normal" fo:font-weight="normal" style:font-size-asian="12pt" style:font-size-complex="12pt"/>
    </style:style>
    <style:style style:name="P33" style:family="paragraph" style:parent-style-name="Text_20_body">
      <style:paragraph-properties fo:margin-left="1.058cm" fo:margin-right="0cm" fo:margin-top="0cm" fo:margin-bottom="0cm" fo:orphans="2" fo:widows="2" fo:text-indent="0cm" style:auto-text-indent="false" fo:padding="0cm" fo:border="none"/>
      <style:text-properties fo:font-variant="normal" fo:text-transform="none" fo:color="#000000" style:font-name="Times New Roman" fo:font-size="12pt" fo:letter-spacing="normal" fo:font-style="normal" fo:font-weight="normal" style:font-size-asian="12pt" style:font-size-complex="12pt"/>
    </style:style>
    <style:style style:name="T1" style:family="text">
      <style:text-properties fo:font-variant="normal" fo:text-transform="none" fo:color="#4a4a49" fo:letter-spacing="normal" fo:font-style="normal" fo:font-weight="normal"/>
    </style:style>
    <style:style style:name="T2" style:family="text">
      <style:text-properties fo:font-variant="normal" fo:text-transform="none" fo:letter-spacing="normal" fo:font-style="normal" fo:font-weight="normal"/>
    </style:style>
    <style:style style:name="T3" style:family="text">
      <style:text-properties fo:font-variant="normal" fo:text-transform="none" fo:letter-spacing="normal" fo:font-style="normal" fo:font-weight="bold" style:font-weight-asian="bold" style:font-weight-complex="bold"/>
    </style:style>
    <style:style style:name="T4" style:family="text">
      <style:text-properties fo:font-variant="normal" fo:text-transform="none" fo:color="#000000" style:font-name="Times New Roman" fo:font-size="12pt" fo:letter-spacing="normal" fo:font-style="normal" fo:font-weight="normal" style:font-size-asian="12pt" style:font-size-complex="12pt"/>
    </style:style>
    <style:style style:name="T5" style:family="text">
      <style:text-properties style:font-name="Calibri"/>
    </style:style>
    <style:style style:name="T6" style:family="text">
      <style:text-properties style:font-name="Calibri" fo:font-size="10pt" style:font-size-asian="10pt" style:font-size-complex="10pt"/>
    </style:style>
    <style:style style:name="T7" style:family="text">
      <style:text-properties style:font-name="Calibri" fo:font-size="12pt" style:font-size-asian="12pt" style:font-size-complex="12pt"/>
    </style:style>
    <style:style style:name="T8" style:family="text">
      <style:text-properties fo:color="#eb7407" style:text-line-through-style="none" style:font-name="Calibri" fo:font-size="10pt" style:text-underline-style="none" style:text-blinking="false" style:font-size-asian="10pt" style:font-size-complex="10pt"/>
    </style:style>
    <style:style style:name="T9" style:family="text">
      <style:text-properties fo:color="#eb7407" style:text-line-through-style="none" style:font-name="Calibri" style:text-underline-style="none" style:text-blinking="false"/>
    </style:style>
    <style:style style:name="T10" style:family="text">
      <style:text-properties fo:color="#eb7407" style:text-line-through-style="none" style:font-name="Calibri" fo:font-size="12pt" style:text-underline-style="none" style:text-blinking="false" style:font-size-asian="12pt" style:font-size-complex="12pt"/>
    </style:style>
    <style:style style:name="T11" style:family="text">
      <style:text-properties style:text-underline-style="solid" style:text-underline-width="auto" style:text-underline-color="font-color"/>
    </style:style>
    <style:style style:name="T12" style:family="text">
      <style:text-properties fo:font-weight="bold" style:font-weight-asian="bold" style:font-weight-complex="bold"/>
    </style:style>
    <style:style style:name="T13" style:family="text">
      <style:text-properties fo:font-weight="bold" style:font-name-asian="Times New Roman1" style:language-asian="fr" style:country-asian="FR" style:font-weight-asian="bold" style:font-name-complex="Calibri1" style:font-weight-complex="bold"/>
    </style:style>
    <style:style style:name="T14" style:family="text">
      <style:text-properties fo:font-size="12pt" style:font-size-asian="12pt" style:font-size-complex="12pt"/>
    </style:style>
    <style:style style:name="T15" style:family="text">
      <style:text-properties style:font-name="Times New Roman"/>
    </style:style>
    <style:style style:name="T16" style:family="text">
      <style:text-properties style:font-name="Times New Roman" style:font-name-asian="Times New Roman1" style:language-asian="fr" style:country-asian="FR" style:font-name-complex="Calibri1"/>
    </style:style>
    <style:style style:name="T17" style:family="text">
      <style:text-properties fo:color="#000000" style:font-name="Times New Roman" fo:font-size="12pt" style:font-name-asian="Times New Roman1" style:font-size-asian="12pt" style:language-asian="fr" style:country-asian="FR" style:font-name-complex="Calibri1" style:font-size-complex="12pt"/>
    </style:style>
    <style:style style:name="T18" style:family="text">
      <style:text-properties fo:color="#000000" style:font-name="Times New Roman" fo:font-size="12pt" style:font-size-asian="12pt" style:font-size-complex="12pt"/>
    </style:style>
    <style:style style:name="T19" style:family="text">
      <style:text-properties fo:color="#000000" style:font-name="Times New Roman" fo:font-size="12pt" fo:font-weight="bold" style:font-size-asian="12pt" style:font-weight-asian="bold" style:font-size-complex="12pt" style:font-weight-complex="bold"/>
    </style:style>
    <style:style style:name="T20" style:family="text">
      <style:text-properties fo:color="#000000" style:font-name="Times New Roman" fo:font-size="12pt" fo:font-weight="bold" style:font-name-asian="Times New Roman1" style:font-size-asian="12pt" style:language-asian="fr" style:country-asian="FR" style:font-weight-asian="bold" style:font-name-complex="Calibri1" style:font-size-complex="12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2" table:style-name="Tableau2">
        <table:table-column table:style-name="Tableau2.A" table:number-columns-repeated="2"/>
        <table:table-row table:style-name="Tableau2.1">
          <table:table-cell table:style-name="Tableau2.A1" office:value-type="string">
            <text:p text:style-name="P10">1 <text:span text:style-name="T12">Acteur</text:span></text:p>
            <text:p text:style-name="P16">Toute personne qui participe à la réalisation du projet.</text:p>
            <text:p text:style-name="P24"><text:line-break/></text:p>
            <text:p text:style-name="P3"/>
          </table:table-cell>
          <table:table-cell table:style-name="Tableau2.A1" office:value-type="string">
            <text:p text:style-name="P11">2 <text:span text:style-name="T12">Activité</text:span></text:p>
            <text:p text:style-name="P5"><text:span text:style-name="T2">Premier niveau de regroupement homogène de tâches (gérer les risques…). Les tâches peuvent être réalisées de manière séquentielle ou parallèle.</text:span> </text:p>
            <text:p text:style-name="P11"/>
          </table:table-cell>
        </table:table-row>
        <table:table-row table:style-name="Tableau2.1">
          <table:table-cell table:style-name="Tableau2.A1" office:value-type="string">
            <text:p text:style-name="P10">3 <text:span text:style-name="T3">Allocation des ressources</text:span></text:p>
            <text:p text:style-name="P5"><text:span text:style-name="T2">Processus ayant pour finalité de s’assurer de la mise à disposition des ressources nécessaires au projet.</text:span> </text:p>
            <text:p text:style-name="P10"/>
            <text:p text:style-name="P10"/>
          </table:table-cell>
          <table:table-cell table:style-name="Tableau2.A1" office:value-type="string">
            <text:p text:style-name="P4">4 <text:span text:style-name="T12">Besoin</text:span></text:p>
            <text:p text:style-name="P5"><text:span text:style-name="T2">Exprime et décrit le manque de ce qui est perçu comme nécessaire et pour lequel on cherche une solution.</text:span> </text:p>
          </table:table-cell>
        </table:table-row>
        <table:table-row table:style-name="Tableau2.1">
          <table:table-cell table:style-name="Tableau2.A1" office:value-type="string">
            <text:p text:style-name="P10">5 <text:span text:style-name="T12">Bilan de projet</text:span></text:p>
            <text:p text:style-name="P10"><text:span text:style-name="T2">Livrable dont le but est de documenter l’expérience acquise durant le projet en vue de sa réutilisation.</text:span><text:line-break/><text:span text:style-name="T2">Il est de la responsabilité du Chef de Projet.</text:span><text:line-break/><text:span text:style-name="T2">Il est livré en phase de Résultat mais peut être alimenté tout au long du projet.</text:span> </text:p>
          </table:table-cell>
          <table:table-cell table:style-name="Tableau2.A1" office:value-type="string">
            <text:p text:style-name="P11">6 <text:span text:style-name="T12">Budget</text:span></text:p>
            <text:p text:style-name="P17">Ensemble de ressources affectées pour mener à bien la réalisation du projet.</text:p>
            <text:p text:style-name="P24"><text:line-break/></text:p>
          </table:table-cell>
        </table:table-row>
        <table:table-row table:style-name="Tableau2.1">
          <table:table-cell table:style-name="Tableau2.A1" office:value-type="string">
            <text:p text:style-name="P5">7 <text:span text:style-name="T12">Cahier de recette</text:span></text:p>
            <text:p text:style-name="P20">Document listant de manière exhaustive les recettes à réaliser pour valider que le système livré est conforme aux attentes (aux spécifications techniques et fonctionnelles)</text:p>
            <text:p text:style-name="P27"> </text:p>
            <text:p text:style-name="P28">Il contient pour chaque fonctionnalité du système développé, la liste des scénarios de recette.</text:p>
            <text:p text:style-name="P28">Il est rédigé par l’équipe client, côté filière métier pour les s fonctionnels et filière informatique pour les tests techniques.</text:p>
            <text:p text:style-name="P28">Il est utilisé par l’équipe en charge de la recette.</text:p>
            <text:p text:style-name="P5"/>
          </table:table-cell>
          <table:table-cell table:style-name="Tableau2.A1" office:value-type="string">
            <text:p text:style-name="P5">8 <text:span text:style-name="T12">Cahier des charges</text:span></text:p>
            <text:p text:style-name="P20">Document contractuel fourni par le client au fournisseur.</text:p>
            <text:p text:style-name="P28">Il exprime de manière exhaustive les attendus d’un système à réaliser.</text:p>
            <text:p text:style-name="P28">Il permet au donneur d’ordre de présenter et d'exprimer avec précision son besoin, afin qu’un fournisseur puisse proposer une solution technique viable puis un système opérationnel.</text:p>
            <text:p text:style-name="P22">ne traitera pas du comment on réalisera le système mais seulement du quoi.</text:p>
            <text:p text:style-name="P30">En amont du projet, il sert de base de toute consultation ou négociation avec les fournisseurs (en interne/ externe). Durant le projet, il est le document de référence permettant d’évaluer l’avancement de la réalisation et de vérifier la conformité entre le système à fabriquer et le système fabriqué.</text:p>
            <text:p text:style-name="P30"/>
          </table:table-cell>
        </table:table-row>
        <table:table-row table:style-name="Tableau2.1">
          <table:table-cell table:style-name="Tableau2.A1" office:value-type="string">
            <text:p text:style-name="P10">9 <text:span text:style-name="T12">Campagne de tests</text:span></text:p>
            <text:p text:style-name="P16">Période continue d'activité de tests , comprenant en particulier l'exécution de tout ou partie du plan de tests.</text:p>
            <text:p text:style-name="P24"><text:line-break/></text:p>
          </table:table-cell>
          <table:table-cell table:style-name="Tableau2.A1" office:value-type="string">
            <text:p text:style-name="P11">10 <text:span text:style-name="T12">Charge</text:span></text:p>
            <text:p text:style-name="P10"><text:span text:style-name="T2">Evaluation des ressources (humaines et matérielles) nécessaires à la réalisation d’une tâche. Cette évaluation peut être traduite en différentes unités (jours hommes, euros…).</text:span> </text:p>
            <text:p text:style-name="P11"/>
          </table:table-cell>
        </table:table-row>
        <table:table-row table:style-name="Tableau2.1">
          <table:table-cell table:style-name="Tableau2.A1" office:value-type="string">
            <text:p text:style-name="P10">1 <text:span text:style-name="T12">Chef de projet</text:span></text:p>
            <text:p text:style-name="P10"><text:span text:style-name="T2">Personne responsable de l’atteinte des objectifs du projet conformément au niveau de qualité, aux délais et aux coûts spécifiés et dans le respect des règles et procédures </text:span><text:soft-page-break/><text:span text:style-name="T2">réglementaires applicables à l’entreprise.</text:span><text:line-break/><text:span text:style-name="T2">Sa responsabilité s’exerce de bout en bout du projet et couvre toutes les disciplines (des exigences jusqu’au déploiement et au bilan).</text:span> </text:p>
            <text:p text:style-name="P10"/>
          </table:table-cell>
          <table:table-cell table:style-name="Tableau2.A1" office:value-type="string">
            <text:p text:style-name="P11">12 <text:span text:style-name="T12">Chemin critique</text:span></text:p>
            <text:p text:style-name="P10"><text:span text:style-name="T2">Successions de tâches enclenchées entre elles sans marge depuis le démarrage jusqu’à la fin d’un projet. Tout retard sur une des tâches situées pendant cette période </text:span><text:soft-page-break/><text:span text:style-name="T2">compromet le délai final du projet.</text:span> </text:p>
          </table:table-cell>
        </table:table-row>
        <table:table-row table:style-name="Tableau2.1">
          <table:table-cell table:style-name="Tableau2.A1" office:value-type="string">
            <text:p text:style-name="P12"><text:span text:style-name="T16">13 </text:span><text:span text:style-name="T12">Comité Chantier (COCHAN) </text:span></text:p>
            <text:p text:style-name="P16">Instance opérationnelle, constituée pour la durée du projet.</text:p>
            <text:p text:style-name="P30">Il réalise un suivi opérationnel au niveau de son chantier.<text:line-break/>a pour mission de :</text:p>
            <text:p text:style-name="P30">mettre en œuvre les orientations du Comité de Projet et de rendre compte de ses actions auprès de cette instance</text:p>
            <text:p text:style-name="P30">cadrer et valider les travaux de son chantier et arbitrer les options sur son chantier</text:p>
            <text:p text:style-name="P30">prendre les décisions qui sont de son ressort et fixer les décisions relevant du Comité de Projet.</text:p>
            <text:p text:style-name="P30"/>
          </table:table-cell>
          <table:table-cell table:style-name="Tableau2.A1" office:value-type="string">
            <text:p text:style-name="P12"><text:span text:style-name="T15">14 </text:span><text:span text:style-name="T12">Comité Coordination ou COCOORD </text:span></text:p>
            <text:p text:style-name="P10"><text:span text:style-name="T2">composé de personnes internes et d’externes à l’entreprise (voir Comité de Pilotage).</text:span> </text:p>
          </table:table-cell>
        </table:table-row>
        <table:table-row table:style-name="Tableau2.1">
          <table:table-cell table:style-name="Tableau2.A1" office:value-type="string">
            <text:p text:style-name="P12"><text:span text:style-name="T16">15 </text:span><text:span text:style-name="T12">Comité Exécutif ou COMEX</text:span></text:p>
            <text:p text:style-name="P16">Instance stratégique représentant la direction générale pour l’ensemble des projets<text:line-break/>a pour mission :</text:p>
            <text:p text:style-name="P30">de sélectionner les projets apportant une valeur ajoutée à l’entreprise</text:p>
            <text:p text:style-name="P30">de décider du go/ no go entre les phases, notamment lors du lancement du projet (à tout moment, peut réexaminer le bien fondé des projets en cours en fonction des enjeux, des objectifs et de la rentabilité de ceux-ci)</text:p>
            <text:p text:style-name="P30">d’alerter la Direction Générale sur les dysfonctionnements des projets</text:p>
          </table:table-cell>
          <table:table-cell table:style-name="Tableau2.A1" office:value-type="string">
            <text:p text:style-name="P12"><text:span text:style-name="T15">16 </text:span><text:span text:style-name="T12">Comité Opérationnel ou COMOP. Comité</text:span></text:p>
            <text:p text:style-name="P10"><text:span text:style-name="T2">composé de personnes internes et d’externes à l’entreprise</text:span> </text:p>
          </table:table-cell>
        </table:table-row>
        <table:table-row table:style-name="Tableau2.1">
          <table:table-cell table:style-name="Tableau2.A1" office:value-type="string">
            <text:p text:style-name="P10">17 <text:span text:style-name="T12">Comité de pilotage</text:span></text:p>
            <text:p text:style-name="P15">Instance stratégique, <text:s/>est l’instance d’arbitrage et de décision du projet.<text:line-break/> pour mission de :</text:p>
            <text:p text:style-name="P28">Relayer le COMEX : lui rendre compte de ses actions, fixer les décisions qui sont de son ressort, mettre en œuvre ses orientations</text:p>
            <text:p text:style-name="P28">Réaliser un suivi macro du projet (suivi des phases, chantiers, filières, points bloquants)</text:p>
            <text:p text:style-name="P28">Décider du lancement des phases</text:p>
            <text:p text:style-name="P28">Décider du lancement des phases</text:p>
            <text:p text:style-name="P28">Cadrer et valider les orientations stratégiques du projet.</text:p>
            <text:p text:style-name="P28">Affecter les ressources nécessaires</text:p>
            <text:p text:style-name="P28">Il est constitué pour la durée du projet</text:p>
            <text:p text:style-name="P28">est composé uniquement par des internes à l’entreprise. L’équivalent de ce comité avec internes et externes est le Comité de Coordination.</text:p>
            <text:p text:style-name="P27"><text:soft-page-break/> </text:p>
          </table:table-cell>
          <table:table-cell table:style-name="Tableau2.A1" office:value-type="string">
            <text:p text:style-name="P12"><text:span text:style-name="T15">18 </text:span><text:span text:style-name="T12">Comité Projet ou COPROJ</text:span></text:p>
            <text:p text:style-name="P17">Instance opérationnelle qui regroupe les différents responsables opérationnels internes de l’entreprise au sein du projet<text:line-break/>a pour mission de :</text:p>
            <text:p text:style-name="P30">Relayer le COPIL : lui rendre compte de ses actions, fixer les décisions qui sont de son ressort, mettre en œuvre ses orientations</text:p>
            <text:p text:style-name="P30">Réaliser un suivi opérationnel du projet: suivi des actions, suivi des points en suspens, suivi des livrables, …</text:p>
            <text:p text:style-name="P30">Coordonner les différents chantiers du projet et suivre leur avancement</text:p>
            <text:p text:style-name="P30">Valider les livrables du projet</text:p>
            <text:p text:style-name="P30"> </text:p>
            <text:p text:style-name="P30">Il est constitué pour la durée du projet</text:p>
            <text:p text:style-name="P30">Il est sous la responsabilité du Chef de projet</text:p>
            <text:p text:style-name="P30">est composé uniquement par des internes à <text:soft-page-break/>l’entreprise. </text:p>
          </table:table-cell>
        </table:table-row>
        <table:table-row table:style-name="Tableau2.1">
          <table:table-cell table:style-name="Tableau2.A1" office:value-type="string">
            <text:p text:style-name="P12"><text:span text:style-name="T16">19 </text:span><text:span text:style-name="T12">Comité Thématique (COTHEM)</text:span></text:p>
            <text:p text:style-name="P10"><text:span text:style-name="T2">Comité Chantier composé de personnes internes et d’externes à l’entreprise (voir Comité Chantier)</text:span> </text:p>
            <text:p text:style-name="P10"/>
            <text:p text:style-name="P10"/>
          </table:table-cell>
          <table:table-cell table:style-name="Tableau2.A1" office:value-type="string">
            <text:p text:style-name="P12"><text:span text:style-name="T15">20 </text:span><text:span text:style-name="T12">Conception (phase de)</text:span></text:p>
            <text:p text:style-name="P16">Phase du projet ayant pour objectif de permettre de :</text:p>
            <text:p text:style-name="P30">Concevoir et formaliser le système à réaliser qui couvrira le besoin à satisfaire</text:p>
            <text:p text:style-name="P30">Figer définitivement le périmètre du projet</text:p>
            <text:p text:style-name="P24"/>
          </table:table-cell>
        </table:table-row>
        <table:table-row table:style-name="Tableau2.1">
          <table:table-cell table:style-name="Tableau2.A1" office:value-type="string">
            <text:p text:style-name="P10">21 <text:span text:style-name="T12">Conception générale</text:span></text:p>
            <text:p text:style-name="P10"/>
            <text:p text:style-name="P22">phase permettant :</text:p>
            <text:p text:style-name="P30">de choisir la solution de réalisation du système</text:p>
            <text:p text:style-name="P30">de rédiger le(s) cahier(s) des charges, qui défini(ssen)t les fonctions que le système devra remplir et les exigences auxquelles il devra répondre en termes de mise en service et d’exploitation</text:p>
            <text:p text:style-name="P24"><text:line-break/></text:p>
            <text:p text:style-name="P10"/>
            <text:p text:style-name="P10"/>
          </table:table-cell>
          <table:table-cell table:style-name="Tableau2.A1" office:value-type="string">
            <text:p text:style-name="P11">22 <text:span text:style-name="T12">Conduite du changement</text:span></text:p>
            <text:p text:style-name="P15">Processus support du projet visant à faire passer l’entreprise d’un système existant à un système cible dans les meilleures conditions.</text:p>
            <text:p text:style-name="P28">C’est l’art d’anticiper et de traiter les obstacles qui pourraient compromettre la mise en œuvre du système cible.</text:p>
            <text:p text:style-name="P28">Elle doit se mener au travers d’une démarche structurée de changement qui s’appuie sur 6 axes de construction en interaction les uns avec les autres :</text:p>
            <text:p text:style-name="P2"><text:span text:style-name="Emphasis"><text:span text:style-name="T4">-    Organisation et modes de fonctionnement</text:span></text:span></text:p>
            <text:p text:style-name="P2"><text:span text:style-name="Emphasis"><text:span text:style-name="T4">-    RH</text:span></text:span></text:p>
            <text:p text:style-name="P2"><text:span text:style-name="Emphasis"><text:span text:style-name="T4">-    Communication</text:span></text:span></text:p>
            <text:p text:style-name="P2"><text:span text:style-name="Emphasis"><text:span text:style-name="T4">-    Formation</text:span></text:span></text:p>
            <text:p text:style-name="P2"><text:span text:style-name="Emphasis"><text:span text:style-name="T4">-    Passage du gap</text:span></text:span></text:p>
            <text:p text:style-name="P28">Elle est généralement identifiée comme un chantier.</text:p>
            <text:p text:style-name="P10"/>
          </table:table-cell>
        </table:table-row>
        <table:table-row table:style-name="Tableau2.1">
          <table:table-cell table:style-name="Tableau2.A1" office:value-type="string">
            <text:p text:style-name="P10">23 <text:span text:style-name="T12">Contrainte</text:span></text:p>
            <text:p text:style-name="P10"/>
            <text:p text:style-name="P10"><text:span text:style-name="T2">Obligation à laquelle on ne peut se soustraire et qui limite la liberté d'action.</text:span> </text:p>
            <text:p text:style-name="P10"/>
          </table:table-cell>
          <table:table-cell table:style-name="Tableau2.A1" office:value-type="string">
            <text:p text:style-name="P11">24 <text:span text:style-name="T12">Contrôle</text:span></text:p>
            <text:p text:style-name="P16">Action de mesurer,examiner une ou plusieurs caractéristiques du résultat d'une activité afin de comparer sa conformité aux exigences spécifiées.</text:p>
            <text:p text:style-name="P24"/>
          </table:table-cell>
        </table:table-row>
        <table:table-row table:style-name="Tableau2.1">
          <table:table-cell table:style-name="Tableau2.A1" office:value-type="string">
            <text:p text:style-name="P5">25 <text:span text:style-name="T12">Coordination</text:span></text:p>
            <text:p text:style-name="P5"><text:span text:style-name="T2">Activité consistant à piloter différents éléments et à prendre les mesures préventives ou correctives pour s'assurer qu'ils convergent bien vers le résultat à atteindre</text:span> </text:p>
            <text:p text:style-name="P10"/>
          </table:table-cell>
          <table:table-cell table:style-name="Tableau2.A1" office:value-type="string">
            <text:p text:style-name="P11">26 <text:span text:style-name="T12">Cycle de vie projet</text:span></text:p>
            <text:p text:style-name="P10"><text:span text:style-name="T2">Représente la succession des phases mise en jeu lors d'un projet pour passer d'un Besoin à un Système en service.</text:span> </text:p>
          </table:table-cell>
        </table:table-row>
        <table:table-row table:style-name="Tableau2.1">
          <table:table-cell table:style-name="Tableau2.A1" office:value-type="string">
            <text:p text:style-name="P10">27 <text:span text:style-name="T12">Décideur</text:span></text:p>
            <text:p text:style-name="P10"><text:span text:style-name="T2">Personne mandatée pour prendre les décisions relatives à une action , les faire connaître et les faire appliquer.</text:span> </text:p>
            <text:p text:style-name="P10"/>
          </table:table-cell>
          <table:table-cell table:style-name="Tableau2.A1" office:value-type="string">
            <text:p text:style-name="P11">28 <text:span text:style-name="T13">Délai</text:span></text:p>
            <text:p text:style-name="P5"><text:span text:style-name="T2">Temps alloué pour réaliser une tâche.</text:span> </text:p>
            <text:p text:style-name="P11"/>
          </table:table-cell>
        </table:table-row>
        <table:table-row table:style-name="Tableau2.1">
          <table:table-cell table:style-name="Tableau2.A1" office:value-type="string">
            <text:p text:style-name="P10">29 <text:span text:style-name="T12">Démarche</text:span></text:p>
            <text:p text:style-name="P5"><text:span text:style-name="T2">Manière de réaliser un ensemble de tâches.</text:span> </text:p>
            <text:p text:style-name="P10"/>
            <text:p text:style-name="P3"/>
          </table:table-cell>
          <table:table-cell table:style-name="Tableau2.A1" office:value-type="string">
            <text:p text:style-name="P8"><text:span text:style-name="T18">30 </text:span><text:span text:style-name="T12">Déploiement (phase de)</text:span></text:p>
            <text:p text:style-name="P6"><text:span text:style-name="T2">Dernière phase du projet, visant à installer et distribuer le système réalisé.</text:span> </text:p>
          </table:table-cell>
        </table:table-row>
        <text:soft-page-break/>
        <table:table-row table:style-name="Tableau2.1">
          <table:table-cell table:style-name="Tableau2.A1" office:value-type="string">
            <text:p text:style-name="P10">31 <text:span text:style-name="T12">Un enjeu</text:span></text:p>
            <text:p text:style-name="P10"><text:span text:style-name="T2">est ce que l'entreprise ou une direction peut gagner ou perdre sur le plan matériel (financier, fiscal, marché, client.....) ou moral (image, notoriété...) selon que le projet de transformation est réalisé ou non (enjeu du projet).</text:span> </text:p>
            <text:p text:style-name="P10"/>
            <text:p text:style-name="P10"/>
            <text:p text:style-name="P10"/>
            <text:p text:style-name="P10"/>
            <text:p text:style-name="P10"/>
            <text:p text:style-name="P10"/>
            <text:p text:style-name="P10"/>
            <text:p text:style-name="P10"/>
            <text:p text:style-name="P10"/>
            <text:p text:style-name="P10"/>
            <text:p text:style-name="P10"/>
          </table:table-cell>
          <table:table-cell table:style-name="Tableau2.A1" office:value-type="string">
            <text:p text:style-name="P11">32 <text:span text:style-name="T12">Equipe projet</text:span></text:p>
            <text:p text:style-name="P21">Equipe constituée des ressources dédiées du projet (affectées au projet à au moins 50% de leur temps)<text:line-break/>est en charge de la réalisation  et du déploiement du système que doit produire un projet:</text:p>
            <text:p text:style-name="P28">Elle produit les travaux de son ressort (management, suivi budgétaire, gestion des risques…)<text:line-break/>Elle est constituée d’un noyau dur de ressources dédiées et hiérarchiquement rattachées à la direction métier dont ils sont issus, mais fonctionnellement rattachées au projet manager.</text:p>
            <text:p text:style-name="P6"/>
          </table:table-cell>
        </table:table-row>
        <table:table-row table:style-name="Tableau2.1">
          <table:table-cell table:style-name="Tableau2.A1" office:value-type="string">
            <text:p text:style-name="P8"><text:span text:style-name="T17">33 </text:span><text:span text:style-name="T12">Etude Préalable (phase d’)</text:span></text:p>
            <text:p text:style-name="P20">Phase du projet visant à :</text:p>
            <text:p text:style-name="P28">Démontrer l'intérêt économique, financier ou social pour L’entreprise à lancer le  projet<text:line-break/>Déterminer la capacité (ou non) de L’entreprise à réaliser le  projet et à quelles conditions  (humaines, techniques, financières)<text:line-break/>Elle intervient en amont du lancement du projet.</text:p>
            <text:p text:style-name="P5"/>
            <text:p text:style-name="P10"/>
          </table:table-cell>
          <table:table-cell table:style-name="Tableau2.A1" office:value-type="string">
            <text:p text:style-name="P8"><text:span text:style-name="T18">34 </text:span><text:span text:style-name="T19">Etude d’opportunité (livrable)</text:span></text:p>
            <text:p text:style-name="P20">Document réalisé pendant la phase d’Etude Préalable, avec pour objectifs de:</text:p>
            <text:p text:style-name="P28">Démontrer l'intérêt du  projet pour L’entreprise (intérêt stratégique, rentabilité économique, sociale et fiscale)<text:line-break/>Permettre de décider de lancer l'étude de faisabilité</text:p>
            <text:p text:style-name="P5"/>
            <text:p text:style-name="P11"/>
          </table:table-cell>
        </table:table-row>
        <table:table-row table:style-name="Tableau2.1">
          <table:table-cell table:style-name="Tableau2.A1" office:value-type="string">
            <text:p text:style-name="P8"><text:span text:style-name="T17">35 </text:span><text:span text:style-name="T20">Etude de faisabilité(livrable)</text:span></text:p>
            <text:p text:style-name="P20">Document réalisé pendant la phase d’Etude Préalable, avec pour objectifs de:</text:p>
            <text:p text:style-name="P28">Prouver la faisabilité technique, organisationnelle et budgétaire du projet pour l’entreprise</text:p>
            <text:p text:style-name="P33">Préconiser un scénario de réalisation du système au COMEX<text:line-break/>Déterminer de lancer le projet</text:p>
            <text:p text:style-name="P5"/>
            <text:p text:style-name="P10"/>
          </table:table-cell>
          <table:table-cell table:style-name="Tableau2.A1" office:value-type="string">
            <text:p text:style-name="P11">36 <text:span text:style-name="T12">Gestion de projet</text:span></text:p>
            <text:p text:style-name="P5"><text:span text:style-name="T2">Ensemble des activités coordonnées et maîtrisées comportant des dates de début et de fin, entrepris dans le but d'atteindre un objectif conforme à des exigences spécifiques. ( Norme X50-115 AFNOR (2002). La gestion de projet implique, de la part du chef de projet, le pilotage des activités réalisées par des expertises professionnelles différentes et complémentaire les une des autres.</text:span> </text:p>
            <text:p text:style-name="P11"/>
          </table:table-cell>
        </table:table-row>
        <table:table-row table:style-name="Tableau2.1">
          <table:table-cell table:style-name="Tableau2.A1" office:value-type="string">
            <text:p text:style-name="P10">37 <text:span text:style-name="T12">Go-live</text:span></text:p>
            <text:p text:style-name="P22">Jalon très important du projet qui marque le début de la phase déploiement du système et donc de la phase à partir de laquelle le système peut être utilisé par l'ensemble des utilisateurs finaux</text:p>
            <text:p text:style-name="P24"/>
          </table:table-cell>
          <table:table-cell table:style-name="Tableau2.A1" office:value-type="string">
            <text:p text:style-name="P8"><text:span text:style-name="T18">38 </text:span><text:span text:style-name="T12">Go/ No Go sur les enjeux du  projet</text:span></text:p>
            <text:p text:style-name="P20">donné par le COMEX pour lancer ou poursuivre le projet.</text:p>
            <text:p text:style-name="P28">répond à la question « décide-t-on de passer à la phase (ou à l'étape) suivante</text:p>
            <text:p text:style-name="P5"/>
            <text:p text:style-name="P11"/>
          </table:table-cell>
        </table:table-row>
        <table:table-row table:style-name="Tableau2.1">
          <table:table-cell table:style-name="Tableau2.A1" office:value-type="string">
            <text:p text:style-name="P10">39 <text:span text:style-name="T12">Instance</text:span></text:p>
            <text:p text:style-name="P16">Groupe de personnes prenant les décisions de son ressort</text:p>
            <text:p text:style-name="P30"><text:soft-page-break/>le niveau (n) est sollicitée sur les points que le niveau (n-1) n’a pas pu arbitrer.<text:line-break/>L’ensemble constitue la chaîne décisionnelle que peut emprunter le projet.</text:p>
            <text:p text:style-name="P24"/>
          </table:table-cell>
          <table:table-cell table:style-name="Tableau2.A1" office:value-type="string">
            <text:p text:style-name="P11">40 <text:span text:style-name="T12">Jalon</text:span></text:p>
            <text:p text:style-name="P23">Est utilisé pour désigner les événements sensibles, de la réalisation d'un projet, <text:soft-page-break/>nécessitant un contrôle.</text:p>
            <text:p text:style-name="P30">permet de vérifier que les conditions nécessaires à la poursuite du projet sont réunies.</text:p>
            <text:p text:style-name="P24"/>
          </table:table-cell>
        </table:table-row>
      </table:table>
      <text:p text:style-name="Standard"/>
      <table:table table:name="Tableau3" table:style-name="Tableau3">
        <table:table-column table:style-name="Tableau3.A" table:number-columns-repeated="2"/>
        <table:table-row table:style-name="Tableau3.1">
          <table:table-cell table:style-name="Tableau3.A1" office:value-type="string">
            <text:p text:style-name="P9">41 <text:span text:style-name="T12">jour-homme</text:span></text:p>
            <text:p text:style-name="P13">Unité de charge de travail.correspond au travail d'une personne pendant une journée. </text:p>
          </table:table-cell>
          <table:table-cell table:style-name="Tableau3.A1" office:value-type="string">
            <text:p text:style-name="P9">42 <text:span text:style-name="T12">Kick-off</text:span></text:p>
            <text:p text:style-name="P7"><text:span text:style-name="T1">La traduction littérale de l'anglais est "coup d'envoi". De meeting est la réunion de lancement du projet.</text:span> </text:p>
          </table:table-cell>
        </table:table-row>
        <table:table-row table:style-name="Tableau3.1">
          <table:table-cell table:style-name="Tableau3.A2" office:value-type="string">
            <text:p text:style-name="P9">43 <text:span text:style-name="T12">Lettre de projet de mission</text:span></text:p>
            <text:p text:style-name="P14">Document émis par la structure de pilotage,pour officialiser la mission du chef de projet et lui donner les pouvoirs nécessaires.</text:p>
            <text:p text:style-name="P26">Dans les structures matricielles, la lettre de mission définit avec précision les conditions dans lesquelles le chef de projet pourra utiliser les ressources de l'entreprise dans les activités du projet.</text:p>
            <text:p text:style-name="P26">définit:</text:p>
            <text:p text:style-name="P26">les limites de responsabilité du chef de projet</text:p>
            <text:p text:style-name="P26">les critères d'évaluation de la réussite de la mission</text:p>
            <text:p text:style-name="P26">les dispositions contractuelles à respecter</text:p>
            <text:p text:style-name="P26">les pouvoirs du chef de projet sur tous les aspects du projet (planning,budget,ressources...),</text:p>
            <text:p text:style-name="P26">les modes de communication (forme et fréquence),</text:p>
            <text:p text:style-name="P26">le soutien de la tutelle du chef de projet</text:p>
            <text:p text:style-name="P26">la date de prise d'effet de la délégation de mission</text:p>
            <text:p text:style-name="P9"/>
          </table:table-cell>
          <table:table-cell table:style-name="Tableau3.A2" office:value-type="string">
            <text:p text:style-name="P9">44 <text:span text:style-name="T12">Livrable</text:span></text:p>
            <text:p text:style-name="P18">Se dit de toute chose qui peut être livrée comme résultat de l'exécution d'une phase du cycle projet.</text:p>
            <text:p text:style-name="P1"><text:span text:style-name="T7">peut être un document, un programme informatique, un manuel utilisateur, une interface, un </text:span><text:a xlink:type="simple" xlink:href="http://www.projectissimo.com/modele-de-cahier-des-charges-xml-292-788.html" text:style-name="Internet_20_link" text:visited-style-name="Visited_20_Internet_20_Link"><text:span text:style-name="T10">Cahier des charges</text:span></text:a><text:span text:style-name="T7">, etc. Il est tangible et vérifiable.</text:span></text:p>
            <text:p text:style-name="P29"> </text:p>
            <text:p text:style-name="P29">Il est produit au cours du projet (y compris pendant la phase d’Etude Préalable).</text:p>
            <text:p text:style-name="P25"><text:line-break/></text:p>
          </table:table-cell>
        </table:table-row>
        <table:table-row table:style-name="Tableau3.1">
          <table:table-cell table:style-name="Tableau3.A2" office:value-type="string">
            <text:p text:style-name="P8"><text:span text:style-name="T14">45 </text:span><text:span text:style-name="T12">Pay back ou ROI (return on investment)</text:span></text:p>
            <text:p text:style-name="P7"><text:span text:style-name="T1">Délai nécessaire à la récupération des investissements.</text:span> </text:p>
          </table:table-cell>
          <table:table-cell table:style-name="Tableau3.A2" office:value-type="string">
            <text:p text:style-name="P8"><text:span text:style-name="T14">46 </text:span><text:span text:style-name="T12">Portefeuille de risques</text:span></text:p>
            <text:p text:style-name="P19">Outil  permettant de suivre les facteurs de risque et des actions préventives ou correctives engagées. Il permet d’identifier la disparition de certains risques, l’apparition de nouveaux risques, l’appréciation de leur incidence.</text:p>
            <text:p text:style-name="P31">L'incidence d’un risque est une combinaison de la criticité du risque et de sa possibilité de survenance.</text:p>
            <text:p text:style-name="P25"/>
          </table:table-cell>
        </table:table-row>
        <table:table-row table:style-name="Tableau3.1">
          <table:table-cell table:style-name="Tableau3.A2" office:value-type="string">
            <text:p text:style-name="P9">47 <text:span text:style-name="T12">Prestataire</text:span></text:p>
            <text:p text:style-name="P14">Entité externe à laquelle l’entreprise peut recourir pour la réalisation de certaines activités.<text:line-break/>Il apporte un savoir faire que l’entreprise ne possède pas, ou des ressources humaines qui font défaut à l’entreprise (ressources supplémentaires pour renforcer l’équipe interne).<text:line-break/>est lié au projet par un contrat qui <text:soft-page-break/>imposera:</text:p>
            <text:p text:style-name="P26">d’utiliser la méthode définie<text:line-break/>de réaliser le reporting de son activité selon les règles et formats décrits par cette méthode.</text:p>
            <text:p text:style-name="P9"/>
          </table:table-cell>
          <table:table-cell table:style-name="Tableau3.A2" office:value-type="string">
            <text:p text:style-name="P9">48 <text:span text:style-name="T12">Référentiel méthodologique</text:span></text:p>
            <text:p text:style-name="P7"><text:span text:style-name="T1">Ensemble de composants méthodologiques (phases, processus, rôles, livrables, outils) pouvant être combinés de façon à répondre à chaque situation.</text:span> </text:p>
          </table:table-cell>
        </table:table-row>
        <table:table-row table:style-name="Tableau3.1">
          <table:table-cell table:style-name="Tableau3.A2" office:value-type="string">
            <text:p text:style-name="P9">49 <text:span text:style-name="T12">Reporting</text:span></text:p>
            <text:p text:style-name="P19">Activité du processus de pilotage consistant à :</text:p>
            <text:p text:style-name="P31">Transmettre, des équipes vers les instances, les points en suspens à arbitrer<text:line-break/>Redescendre, des instances vers les équipes, le résultat des arbitrages<text:line-break/>se caractérise généralement par une présentation formalisée du suivi du projet (état d’avancement, risques, planning, charges, coûts, changement de périmè</text:p>
          </table:table-cell>
          <table:table-cell table:style-name="Tableau3.A2" office:value-type="string">
            <text:p text:style-name="P9">50 <text:span text:style-name="T12">Ressources</text:span></text:p>
            <text:p text:style-name="P7"><text:span text:style-name="T1">Les ressources sont les moyens à mettre en oeuvre pour réaliser le projet: personnel,les logiciels, les équipements,les finances,les matériels, les espaces de travail... </text:span> </text:p>
          </table:table-cell>
        </table:table-row>
        <table:table-row table:style-name="Tableau3.1">
          <table:table-cell table:style-name="Tableau3.A2" office:value-type="string">
            <text:p text:style-name="P9">51 <text:span text:style-name="T12">Risque</text:span></text:p>
            <text:p text:style-name="P14">est la possibilité d’une exposition aux conséquences néfastes d’événements futurs<text:line-break/>pour un projet, ils peuvent être classés en 6 catégories (en termes d’impact) :</text:p>
            <text:p text:style-name="P32">1.    <text:span text:style-name="T11">COUTS </text:span>: le projet coûte trop cher<text:line-break/>2.    <text:span text:style-name="T11">DELAIS </text:span>: Le projet s’achève trop tard<text:line-break/>3.    <text:span text:style-name="T11">FONCTIONNALITES</text:span>: Le système ne supporte pas les fonctionnalités voulues<text:line-break/>4.    <text:span text:style-name="T11">QUALITE</text:span> : Le système marche mal ou ne marche pas<text:line-break/>5.    <text:span text:style-name="T11">UTILISABILITE</text:span> : Le système est trop difficile à utiliser</text:p>
            <text:p text:style-name="P32">6.    <text:span text:style-name="T11">EVOLUTIVITE</text:span> : Le système est trop difficile à faire évoluer</text:p>
            <text:p text:style-name="P9"/>
          </table:table-cell>
          <table:table-cell table:style-name="Tableau3.A2" office:value-type="string">
            <text:p text:style-name="P8"><text:span text:style-name="T14">52 </text:span><text:span text:style-name="T12">Road Map / Feuille de route</text:span></text:p>
            <text:p text:style-name="P7"><text:span text:style-name="T1">Cadencement des principales étapes d’un projet avec les rôles, les objectifs et les principales finalités.</text:span> </text:p>
          </table:table-cell>
        </table:table-row>
        <table:table-row table:style-name="Tableau3.1">
          <table:table-cell table:style-name="Tableau3.A2" office:value-type="string">
            <text:p text:style-name="P8"><text:span text:style-name="T14">53 </text:span><text:span text:style-name="T12">Scenario de recette</text:span></text:p>
            <text:p text:style-name="P7"><text:span text:style-name="T1">Reproduction d’un processus/d’une fonctionnalité du système réalisé dans une situation type (fonctionnalité appliquée à un produit, à un client…) pour valider qu’il répond aux attentes.</text:span> </text:p>
          </table:table-cell>
          <table:table-cell table:style-name="Tableau3.A2" office:value-type="string">
            <text:p text:style-name="P8"><text:span text:style-name="T14">54 </text:span><text:span text:style-name="T12">Suivi de projet</text:span></text:p>
            <text:p text:style-name="P7"><text:span text:style-name="T1">est l'ensemble des processus relatifs à la surveillance de l'avancement du projet, c'est-à-dire son orientation, sa qualité et l'utilisation des ressources comparées au plan prévisionnel de réalisation du projet.</text:span> </text:p>
          </table:table-cell>
        </table:table-row>
        <table:table-row table:style-name="Tableau3.1">
          <table:table-cell table:style-name="Tableau3.A2" office:value-type="string">
            <text:p text:style-name="P9">55 <text:span text:style-name="T12">Tableau de bord</text:span></text:p>
            <text:p text:style-name="P14">Livrable composé d’indicateurs, il permet de rapporter les informations relatives au déroulement du  projet ou de la demande de travaux aux personnes ou instances en charge du pilotage.<text:line-break/>Le tableau de bord est régulièrement élaboré par l’équipe chargée de la réalisation du  projet ou de la demande de <text:soft-page-break/>travaux,<text:line-break/>Il comporte les éléments suivants :</text:p>
            <text:p text:style-name="P32">Planning<text:line-break/>Etat d’avancement<text:line-break/>Risques<text:line-break/>Budget</text:p>
            <text:p text:style-name="P9"/>
          </table:table-cell>
          <table:table-cell table:style-name="Tableau3.A2" office:value-type="string">
            <text:p text:style-name="P9">56 <text:span text:style-name="T12">Vision</text:span></text:p>
            <text:p text:style-name="P14">Description de ce que l’organisation tente de réaliser à long terme. Elle est prévue pour servir de guide clair pour choisir les actions actuelles et futures,</text:p>
            <text:p text:style-name="P26">elle est associée à la mission, elle constitue la base pour les stratégies et les politiques.</text:p>
            <text:p text:style-name="P9"/>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Raleway-L" svg:font-family="Raleway-L, Arial, sans-serif"/>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Table_20_Contents" style:display-name="Table Contents" style:family="paragraph" style:parent-style-name="Standard" style:class="extra">
      <style:paragraph-properties text:number-lines="false" text:line-number="0"/>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3-23T14:06:38.70</meta:creation-date>
    <dc:date>2017-03-24T22:00:00.30</dc:date>
    <meta:editing-duration>PT52M34S</meta:editing-duration>
    <meta:editing-cycles>83</meta:editing-cycles>
    <meta:generator>OpenOffice/4.1.3$Win32 OpenOffice.org_project/413m1$Build-9783</meta:generator>
    <dc:creator>Glenn Rimmer</dc:creator>
    <meta:document-statistic meta:table-count="2" meta:image-count="0" meta:object-count="0" meta:page-count="8" meta:paragraph-count="188" meta:word-count="2336" meta:character-count="14987"/>
  </office:meta>
</office:document-meta>
</file>